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07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188cm" fo:min-width="3.632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398cm" fo:min-width="6.322cm" fo:wrap-option="no-wrap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828cm" fo:min-width="6.146cm" draw:shadow="hidden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24cm" fo:min-width="6.104cm"/>
    </style:style>
    <style:style style:name="gr8" style:family="graphic" style:parent-style-name="standard">
      <style:graphic-properties draw:textarea-horizontal-align="justify" draw:textarea-vertical-align="middle" draw:auto-grow-height="false" fo:min-height="5.592cm" fo:min-width="7.374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168cm"/>
    </style:style>
    <style:style style:name="gr10" style:family="graphic" style:parent-style-name="standard">
      <style:graphic-properties draw:textarea-horizontal-align="justify" draw:textarea-vertical-align="middle" draw:auto-grow-height="false" fo:min-height="1.148cm" fo:min-width="4.39cm"/>
    </style:style>
    <style:style style:name="gr11" style:family="graphic" style:parent-style-name="standard">
      <style:graphic-properties draw:textarea-horizontal-align="justify" draw:textarea-vertical-align="middle" draw:auto-grow-height="false" fo:min-height="2.609cm" fo:min-width="2.866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9.914cm"/>
    </style:style>
    <style:style style:name="gr13" style:family="graphic" style:parent-style-name="standard">
      <style:graphic-properties draw:textarea-horizontal-align="justify" draw:textarea-vertical-align="middle" draw:auto-grow-height="false" fo:min-height="0.47cm" fo:min-width="1.656cm"/>
    </style:style>
    <style:style style:name="gr14" style:family="graphic" style:parent-style-name="standard">
      <style:graphic-properties draw:textarea-horizontal-align="justify" draw:textarea-vertical-align="middle" draw:auto-grow-height="false" fo:min-height="5.592cm" fo:min-width="6.866cm"/>
    </style:style>
    <style:style style:name="gr15" style:family="graphic" style:parent-style-name="standard">
      <style:graphic-properties draw:textarea-horizontal-align="justify" draw:textarea-vertical-align="middle" draw:auto-grow-height="false" fo:min-height="1.148cm" fo:min-width="3.056cm"/>
    </style:style>
    <style:style style:name="gr16" style:family="graphic" style:parent-style-name="standard">
      <style:graphic-properties draw:textarea-horizontal-align="justify" draw:textarea-vertical-align="middle" draw:auto-grow-height="false" fo:min-height="1.02cm" fo:min-width="3.056cm"/>
    </style:style>
    <style:style style:name="gr17" style:family="graphic" style:parent-style-name="standard">
      <style:graphic-properties draw:textarea-horizontal-align="justify" draw:textarea-vertical-align="middle" draw:auto-grow-height="false" fo:min-height="0.766cm" fo:min-width="5.85cm"/>
    </style:style>
    <style:style style:name="gr18" style:family="graphic" style:parent-style-name="standard">
      <style:graphic-properties draw:textarea-horizontal-align="justify" draw:textarea-vertical-align="top" draw:auto-grow-height="false" fo:min-height="5.592cm" fo:min-width="8.39cm"/>
    </style:style>
    <style:style style:name="gr19" style:family="graphic" style:parent-style-name="standard">
      <style:graphic-properties draw:textarea-horizontal-align="justify" draw:textarea-vertical-align="middle" draw:auto-grow-height="false" fo:min-height="0.648cm" fo:min-width="4.35cm"/>
    </style:style>
    <style:style style:name="gr20" style:family="graphic" style:parent-style-name="standard">
      <style:graphic-properties draw:textarea-horizontal-align="justify" draw:textarea-vertical-align="middle" draw:auto-grow-height="false" fo:min-height="0.766cm" fo:min-width="6.612cm"/>
    </style:style>
    <style:style style:name="gr21" style:family="graphic" style:parent-style-name="standard">
      <style:graphic-properties draw:textarea-horizontal-align="justify" draw:textarea-vertical-align="middle" draw:auto-grow-height="false" fo:min-height="0.71cm" fo:min-width="5.068cm"/>
    </style:style>
    <style:style style:name="gr22" style:family="graphic" style:parent-style-name="standard">
      <style:graphic-properties draw:textarea-horizontal-align="justify" draw:textarea-vertical-align="middle" draw:auto-grow-height="false" fo:min-height="2.798cm" fo:min-width="3.31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54cm"/>
    </style:style>
    <style:style style:name="gr26" style:family="graphic" style:parent-style-name="standard">
      <style:graphic-properties draw:textarea-horizontal-align="justify" draw:textarea-vertical-align="middle" draw:auto-grow-height="false" fo:min-height="1.148cm" fo:min-width="4.157cm"/>
    </style:style>
    <style:style style:name="gr27" style:family="graphic" style:parent-style-name="standard">
      <style:graphic-properties draw:textarea-horizontal-align="justify" draw:textarea-vertical-align="middle" draw:auto-grow-height="false" fo:min-height="2.609cm" fo:min-width="2.66cm"/>
    </style:style>
    <style:style style:name="gr28" style:family="graphic" style:parent-style-name="standard">
      <style:graphic-properties draw:textarea-horizontal-align="justify" draw:textarea-vertical-align="middle" draw:auto-grow-height="false" fo:min-height="0.766cm" fo:min-width="6.273cm"/>
    </style:style>
    <style:style style:name="gr29" style:family="graphic" style:parent-style-name="standard">
      <style:graphic-properties draw:textarea-horizontal-align="justify" draw:textarea-vertical-align="top" draw:auto-grow-height="false" fo:min-height="5.592cm" fo:min-width="7.967cm"/>
    </style:style>
    <style:style style:name="gr30" style:family="graphic" style:parent-style-name="standard">
      <style:graphic-properties draw:textarea-horizontal-align="justify" draw:textarea-vertical-align="middle" draw:auto-grow-height="false" fo:min-height="0.766cm" fo:min-width="5.5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16cm" fo:min-width="4.439cm"/>
    </style:style>
    <style:style style:name="gr32" style:family="graphic" style:parent-style-name="standard">
      <style:graphic-properties draw:textarea-horizontal-align="justify" draw:textarea-vertical-align="middle" draw:auto-grow-height="false" fo:min-height="1.026cm" fo:min-width="3.692cm"/>
    </style:style>
    <style:style style:name="gr33" style:family="graphic" style:parent-style-name="standard">
      <style:graphic-properties draw:textarea-horizontal-align="justify" draw:textarea-vertical-align="middle" draw:auto-grow-height="false" fo:min-height="2.36cm" fo:min-width="2.332cm"/>
    </style:style>
    <style:style style:name="gr34" style:family="graphic" style:parent-style-name="standard">
      <style:graphic-properties draw:textarea-horizontal-align="justify" draw:textarea-vertical-align="middle" draw:auto-grow-height="false" fo:min-height="0.678cm" fo:min-width="5.596cm"/>
    </style:style>
    <style:style style:name="gr35" style:family="graphic" style:parent-style-name="standard">
      <style:graphic-properties draw:textarea-horizontal-align="justify" draw:textarea-vertical-align="top" draw:auto-grow-height="false" fo:min-height="5.084cm" fo:min-width="7.12cm"/>
    </style:style>
    <style:style style:name="gr36" style:family="graphic" style:parent-style-name="standard">
      <style:graphic-properties draw:textarea-horizontal-align="justify" draw:textarea-vertical-align="middle" draw:auto-grow-height="false" fo:min-height="0.677cm" fo:min-width="4.943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15cm" fo:min-width="0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1cm" fo:min-width="0cm"/>
    </style:style>
    <style:style style:name="gr39" style:family="graphic" style:parent-style-name="standard">
      <style:graphic-properties draw:textarea-horizontal-align="justify" draw:textarea-vertical-align="middle" draw:auto-grow-height="false" fo:min-height="2.574cm" fo:min-width="2.29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0.8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8cm" fo:min-width="1.04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4cm" fo:min-width="4.526cm"/>
    </style:style>
    <style:style style:name="gr43" style:family="graphic" style:parent-style-name="standard">
      <style:graphic-properties draw:textarea-horizontal-align="justify" draw:textarea-vertical-align="middle" draw:auto-grow-height="false" fo:min-height="1.274cm" fo:min-width="2.54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62cm" fo:min-width="4.526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67cm" fo:min-width="16.79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741cm" fo:min-width="0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479cm" fo:min-width="0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09cm" fo:min-width="0cm"/>
    </style:style>
    <style:style style:name="gr49" style:family="graphic" style:parent-style-name="standard">
      <style:graphic-properties draw:textarea-horizontal-align="justify" draw:textarea-vertical-align="middle" draw:auto-grow-height="false" fo:min-height="0.828cm" fo:min-width="0.578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634cm"/>
    </style:style>
    <style:style style:name="gr51" style:family="graphic" style:parent-style-name="standard">
      <style:graphic-properties draw:textarea-horizontal-align="justify" draw:textarea-vertical-align="middle" draw:auto-grow-height="false" fo:min-height="0.78cm" fo:min-width="2.374cm"/>
    </style:style>
    <style:style style:name="gr52" style:family="graphic" style:parent-style-name="standard">
      <style:graphic-properties draw:textarea-horizontal-align="justify" draw:textarea-vertical-align="middle" draw:auto-grow-height="false" fo:min-height="0.828cm" fo:min-width="2.194cm"/>
    </style:style>
    <style:style style:name="gr53" style:family="graphic" style:parent-style-name="standard">
      <style:graphic-properties draw:textarea-horizontal-align="justify" draw:textarea-vertical-align="middle" draw:auto-grow-height="false" fo:min-height="0.96cm" fo:min-width="1.29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402cm" fo:min-width="0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677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4.451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118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6cm" fo:min-width="3.888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3.892cm"/>
    </style:style>
    <style:style style:name="gr61" style:family="graphic" style:parent-style-name="standard">
      <style:graphic-properties draw:textarea-horizontal-align="justify" draw:textarea-vertical-align="middle" draw:auto-grow-height="false" fo:min-height="3.522cm" fo:min-width="10.636cm"/>
    </style:style>
    <style:style style:name="gr62" style:family="graphic" style:parent-style-name="standard">
      <style:graphic-properties draw:textarea-horizontal-align="justify" draw:textarea-vertical-align="middle" draw:auto-grow-height="false" fo:min-height="1.008cm" fo:min-width="0.578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4cm" fo:min-width="0cm"/>
    </style:style>
    <style:style style:name="gr64" style:family="graphic" style:parent-style-name="standard">
      <style:graphic-properties draw:fill="none" draw:textarea-vertical-align="middle" draw:auto-grow-height="false" fo:min-height="11.513cm" fo:min-width="1.445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cm" fo:min-width="0cm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5cm" fo:min-width="0cm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45cm" fo:min-width="0cm"/>
    </style:style>
    <style:style style:name="gr6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3.754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21cm" fo:min-width="2.609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67cm" fo:min-width="4.272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84cm" fo:min-width="3.274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59cm" fo:min-width="0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496cm" fo:min-width="0.942cm"/>
    </style:style>
    <style:style style:name="gr74" style:family="graphic" style:parent-style-name="objectwithoutfill">
      <style:graphic-properties draw:marker-end="Arrow" draw:marker-end-width="0.3cm" draw:fill="none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184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92cm" fo:min-width="0cm"/>
    </style:style>
    <style:style style:name="gr77" style:family="graphic" style:parent-style-name="standard">
      <style:graphic-properties draw:textarea-horizontal-align="justify" draw:textarea-vertical-align="middle" draw:auto-grow-height="false" fo:min-height="3.209cm" fo:min-width="3.355cm"/>
    </style:style>
    <style:style style:name="gr78" style:family="graphic" style:parent-style-name="standard">
      <style:graphic-properties draw:textarea-horizontal-align="justify" draw:textarea-vertical-align="top" draw:auto-grow-height="false" fo:min-height="10.672cm" fo:min-width="9.66cm"/>
    </style:style>
    <style:style style:name="gr79" style:family="graphic" style:parent-style-name="standard">
      <style:graphic-properties draw:textarea-horizontal-align="justify" draw:textarea-vertical-align="middle" draw:auto-grow-height="false" fo:min-height="1.148cm" fo:min-width="2.167cm"/>
    </style:style>
    <style:style style:name="gr80" style:family="graphic" style:parent-style-name="standard">
      <style:graphic-properties draw:textarea-horizontal-align="justify" draw:textarea-vertical-align="middle" draw:auto-grow-height="false" fo:min-height="1.02cm" fo:min-width="2.39cm"/>
    </style:style>
    <style:style style:name="gr81" style:family="graphic" style:parent-style-name="standard">
      <style:graphic-properties draw:textarea-horizontal-align="justify" draw:textarea-vertical-align="middle" draw:auto-grow-height="false" fo:min-height="2.036cm" fo:min-width="2.676cm"/>
    </style:style>
    <style:style style:name="gr82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83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7cm" fo:min-width="0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59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subtitle">
      <style:graphic-properties draw:fill-color="#ffffff" fo:min-height="12.178cm"/>
    </style:style>
    <style:style style:name="pr5" style:family="presentation" style:parent-style-name="Default-subtitle">
      <style:graphic-properties draw:fill-color="#ffffff" fo:min-height="3.136cm"/>
    </style:style>
    <style:style style:name="pr6" style:family="presentation" style:parent-style-name="Default-title">
      <style:graphic-properties fo:min-height="3.786cm"/>
    </style:style>
    <style:style style:name="P1" style:family="paragraph">
      <loext:graphic-properties draw:fill="none" draw:fill-color="#ffffff"/>
      <style:text-properties fo:font-weight="bold"/>
    </style:style>
    <style:style style:name="P2" style:family="paragraph">
      <loext:graphic-properties draw:fill-color="#ffffff"/>
    </style:style>
    <style:style style:name="P3" style:family="paragraph">
      <style:text-properties fo:color="#ff0000" fo:background-color="#ffff00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color="#000000" fo:font-size="32pt" style:text-underline-style="none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0000ff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/>
      <style:text-properties fo:color="#ff0000"/>
    </style:style>
    <style:style style:name="P12" style:family="paragraph">
      <style:paragraph-properties fo:text-align="start"/>
    </style:style>
    <style:style style:name="P13" style:family="paragraph">
      <loext:graphic-properties draw:fill-color="#ffffff"/>
      <style:paragraph-properties fo:text-align="start"/>
    </style:style>
    <style:style style:name="P14" style:family="paragraph">
      <loext:graphic-properties draw:fill-color="#ffffff"/>
      <style:paragraph-properties fo:text-align="start"/>
      <style:text-properties fo:font-size="32pt"/>
    </style:style>
    <style:style style:name="P15" style:family="paragraph">
      <style:paragraph-properties fo:text-align="center"/>
      <style:text-properties fo:font-size="18pt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/>
      <style:paragraph-properties fo:text-align="center"/>
      <style:text-properties fo:font-weight="bold"/>
    </style:style>
    <style:style style:name="P18" style:family="paragraph">
      <style:paragraph-properties fo:text-align="center"/>
      <style:text-properties fo:font-weight="bold"/>
    </style:style>
    <style:style style:name="P19" style:family="paragraph">
      <loext:graphic-properties draw:fill="none" draw:fill-color="#ffffff"/>
      <style:paragraph-properties fo:text-align="center"/>
      <style:text-properties fo:font-weight="bold"/>
    </style:style>
    <style:style style:name="P20" style:family="paragraph">
      <loext:graphic-properties draw:fill="none" draw:fill-color="#ffffff"/>
      <style:text-properties fo:font-size="18pt" fo:font-weight="bold"/>
    </style:style>
    <style:style style:name="P21" style:family="paragraph">
      <loext:graphic-properties draw:fill="none" draw:fill-color="#ffffff"/>
      <style:text-properties fo:color="#ff0000" fo:font-weight="bold"/>
    </style:style>
    <style:style style:name="P22" style:family="paragraph">
      <loext:graphic-properties draw:fill="none" draw:fill-color="#ffffff"/>
      <style:text-properties fo:color="#008000" fo:font-weight="bold"/>
    </style:style>
    <style:style style:name="P23" style:family="paragraph">
      <loext:graphic-properties draw:fill="none" draw:fill-color="#ffffff"/>
      <style:text-properties fo:color="#94006b" fo:font-weight="bold"/>
    </style:style>
    <style:style style:name="P24" style:family="paragraph">
      <loext:graphic-properties draw:fill="none" draw:fill-color="#ffffff"/>
      <style:text-properties fo:color="#0000ff" fo:font-weight="bold"/>
    </style:style>
    <style:style style:name="P25" style:family="paragraph">
      <loext:graphic-properties draw:fill="none" draw:fill-color="#ffffff"/>
      <style:text-properties fo:color="#008000" fo:font-size="18pt" fo:font-weight="bold"/>
    </style:style>
    <style:style style:name="P26" style:family="paragraph">
      <loext:graphic-properties draw:fill="none" draw:fill-color="#ffffff"/>
      <style:text-properties fo:color="#ff0000" fo:font-size="18pt" fo:font-weight="bold"/>
    </style:style>
    <style:style style:name="P27" style:family="paragraph">
      <loext:graphic-properties draw:fill="none" draw:fill-color="#ffffff"/>
      <style:text-properties fo:color="#94006b" fo:font-size="18pt" fo:font-weight="bold"/>
    </style:style>
    <style:style style:name="P28" style:family="paragraph">
      <loext:graphic-properties draw:fill="none" draw:fill-color="#ffffff"/>
      <style:text-properties fo:color="#0000ff" fo:font-size="18pt" fo:font-weight="bold"/>
    </style:style>
    <style:style style:name="P29" style:family="paragraph">
      <loext:graphic-properties draw:fill="none"/>
      <style:paragraph-properties fo:text-align="center"/>
      <style:text-properties fo:color="#0000ff" fo:font-size="18pt" fo:font-weight="bold" style:font-weight-asian="bold" style:font-weight-complex="bold"/>
    </style:style>
    <style:style style:name="P30" style:family="paragraph">
      <style:paragraph-properties fo:text-align="center"/>
      <style:text-properties fo:color="#0000ff" fo:font-size="18pt" fo:font-weight="bold" style:font-weight-asian="bold" style:font-weight-complex="bold"/>
    </style:style>
    <style:style style:name="P31" style:family="paragraph">
      <loext:graphic-properties draw:fill="none"/>
      <style:paragraph-properties fo:text-align="center"/>
      <style:text-properties fo:color="#0000ff" fo:font-weight="bold" style:font-weight-asian="bold" style:font-weight-complex="bold"/>
    </style:style>
    <style:style style:name="P32" style:family="paragraph">
      <loext:graphic-properties draw:fill="none" draw:fill-color="#ffffff"/>
      <style:text-properties fo:color="#ff0000" fo:font-weight="bold" style:font-weight-asian="bold" style:font-weight-complex="bold"/>
    </style:style>
    <style:style style:name="P33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size="36pt" style:text-underline-style="none" style:font-size-asian="36pt" style:font-size-complex="36pt"/>
    </style:style>
    <style:style style:name="T6" style:family="text">
      <style:text-properties fo:color="#000080"/>
    </style:style>
    <style:style style:name="T7" style:family="text">
      <style:text-properties fo:color="#000000"/>
    </style:style>
    <style:style style:name="T8" style:family="text">
      <style:text-properties fo:color="#000000" style:text-underline-style="solid" style:text-underline-width="auto" style:text-underline-color="font-color"/>
    </style:style>
    <style:style style:name="T9" style:family="text">
      <style:text-properties fo:color="#0000ff" style:text-underline-style="solid" style:text-underline-width="auto" style:text-underline-color="font-color"/>
    </style:style>
    <style:style style:name="T10" style:family="text">
      <style:text-properties fo:color="#ff0000" style:text-underline-style="solid" style:text-underline-width="auto" style:text-underline-color="font-color"/>
    </style:style>
    <style:style style:name="T11" style:family="text">
      <style:text-properties fo:color="#0000ff" fo:font-size="26pt" style:font-size-asian="26pt" style:font-size-complex="26pt"/>
    </style:style>
    <style:style style:name="T12" style:family="text">
      <style:text-properties fo:font-size="28pt" style:font-size-asian="28pt" style:font-size-complex="28pt"/>
    </style:style>
    <style:style style:name="T13" style:family="text">
      <style:text-properties fo:color="#ff0000" fo:font-size="26pt" style:font-size-asian="26pt" style:font-size-complex="26pt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000000" fo:font-size="22pt" style:text-underline-style="solid" style:text-underline-width="auto" style:text-underline-color="font-color" style:font-size-asian="22pt" style:font-size-complex="22pt"/>
    </style:style>
    <style:style style:name="T17" style:family="text">
      <style:text-properties fo:color="#000000" fo:font-size="22pt" style:text-underline-style="none" style:font-size-asian="22pt" style:font-size-complex="22pt"/>
    </style:style>
    <style:style style:name="T18" style:family="text">
      <style:text-properties fo:color="#0000ff" fo:font-size="22pt" style:text-underline-style="solid" style:text-underline-width="auto" style:text-underline-color="font-color" style:font-size-asian="22pt" style:font-size-complex="22pt"/>
    </style:style>
    <style:style style:name="T19" style:family="text">
      <style:text-properties fo:color="#ff0000" fo:font-size="22pt" style:text-underline-style="solid" style:text-underline-width="auto" style:text-underline-color="font-color" style:font-size-asian="22pt" style:font-size-complex="22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fo:font-size="18pt"/>
    </style:style>
    <style:style style:name="T22" style:family="text">
      <style:text-properties fo:font-size="205.899993896484pt" style:font-size-asian="205.899993896484pt" style:font-size-complex="205.899993896484pt"/>
    </style:style>
    <style:style style:name="T23" style:family="text">
      <style:text-properties fo:font-size="48pt" style:font-size-asian="48pt" style:font-size-complex="48pt"/>
    </style:style>
    <style:style style:name="T24" style:family="text">
      <style:text-properties fo:font-size="205.899993896484pt" fo:font-weight="bold" style:font-size-asian="205.899993896484pt" style:font-size-complex="205.899993896484pt"/>
    </style:style>
    <style:style style:name="T25" style:family="text">
      <style:text-properties fo:font-size="32pt" fo:font-weight="bold" style:font-size-asian="32pt" style:font-size-complex="32pt"/>
    </style:style>
    <style:style style:name="T26" style:family="text">
      <style:text-properties fo:font-size="40pt" fo:font-weight="bold" style:font-size-asian="40pt" style:font-size-complex="40pt"/>
    </style:style>
    <style:style style:name="T27" style:family="text">
      <style:text-properties fo:font-size="28pt" fo:font-weight="bold" style:font-size-asian="28pt" style:font-size-complex="28pt"/>
    </style:style>
    <style:style style:name="T28" style:family="text">
      <style:text-properties fo:font-size="105.599998474121pt" fo:font-weight="bold" style:font-size-asian="105.599998474121pt" style:font-size-complex="105.599998474121pt"/>
    </style:style>
    <style:style style:name="T29" style:family="text">
      <style:text-properties fo:font-size="36pt" fo:font-weight="bold" style:font-size-asian="36pt" style:font-size-complex="36pt"/>
    </style:style>
    <style:style style:name="T30" style:family="text">
      <style:text-properties fo:font-size="44pt" fo:font-weight="bold" style:font-size-asian="44pt" style:font-size-complex="44pt"/>
    </style:style>
    <style:style style:name="T31" style:family="text">
      <style:text-properties fo:font-size="44pt" style:text-underline-style="solid" style:text-underline-width="auto" style:text-underline-color="font-color" fo:font-weight="bold" style:font-size-asian="44pt" style:font-size-complex="44pt"/>
    </style:style>
    <style:style style:name="T32" style:family="text">
      <style:text-properties fo:font-size="44pt" style:text-underline-style="none" fo:font-weight="bold" style:font-size-asian="44pt" style:font-size-complex="44pt"/>
    </style:style>
    <style:style style:name="T33" style:family="text">
      <style:text-properties fo:font-size="32pt" style:text-underline-style="none" fo:font-weight="bold" style:font-size-asian="32pt" style:font-size-complex="32pt"/>
    </style:style>
    <style:style style:name="T34" style:family="text">
      <style:text-properties fo:font-size="48pt" fo:font-weight="bold" style:font-size-asian="48pt" style:font-size-complex="48pt"/>
    </style:style>
    <style:style style:name="T35" style:family="text">
      <style:text-properties fo:font-size="48pt" style:text-underline-style="solid" style:text-underline-width="auto" style:text-underline-color="font-color" fo:font-weight="bold" style:font-size-asian="48pt" style:font-size-complex="48pt"/>
    </style:style>
    <style:style style:name="T36" style:family="text">
      <style:text-properties fo:font-size="48pt" style:text-underline-style="none" fo:font-weight="bold" style:font-size-asian="48pt" style:font-size-complex="48pt"/>
    </style:style>
    <style:style style:name="T37" style:family="text">
      <style:text-properties fo:color="#ff0000" fo:font-size="26pt" fo:font-weight="bold" style:font-size-asian="26pt" style:font-size-complex="26pt"/>
    </style:style>
    <style:style style:name="T38" style:family="text">
      <style:text-properties fo:color="#94006b" fo:font-size="32pt" fo:font-weight="bold" style:font-size-asian="32pt" style:font-size-complex="32pt"/>
    </style:style>
    <style:style style:name="T39" style:family="text">
      <style:text-properties fo:color="#008000" fo:font-size="32pt" fo:font-weight="bold" style:font-size-asian="32pt" style:font-size-complex="32pt"/>
    </style:style>
    <style:style style:name="T40" style:family="text">
      <style:text-properties fo:color="#ff0000" fo:font-size="32pt" fo:font-weight="bold" style:font-size-asian="32pt" style:font-size-complex="32pt"/>
    </style:style>
    <style:style style:name="T41" style:family="text">
      <style:text-properties fo:color="#0000ff" fo:font-size="32pt" fo:font-weight="bold" style:font-size-asian="32pt" style:font-size-complex="32pt"/>
    </style:style>
    <style:style style:name="T42" style:family="text">
      <style:text-properties fo:color="#008000" fo:font-size="48pt" fo:font-weight="bold" style:font-size-asian="48pt" style:font-size-complex="48pt"/>
    </style:style>
    <style:style style:name="T43" style:family="text">
      <style:text-properties fo:color="#ff0000" fo:font-size="48pt" style:text-underline-style="solid" style:text-underline-width="auto" style:text-underline-color="font-color" fo:font-weight="bold" style:font-size-asian="48pt" style:font-size-complex="48pt"/>
    </style:style>
    <style:style style:name="T44" style:family="text">
      <style:text-properties fo:color="#94006b" fo:font-size="48pt" style:text-underline-style="none" fo:font-weight="bold" style:font-size-asian="48pt" style:font-size-complex="48pt"/>
    </style:style>
    <style:style style:name="T45" style:family="text">
      <style:text-properties fo:color="#0000ff" fo:font-size="48pt" style:text-underline-style="none" fo:font-weight="bold" style:font-size-asian="48pt" style:font-size-complex="48pt"/>
    </style:style>
    <style:style style:name="T46" style:family="text">
      <style:text-properties fo:color="#008000" fo:font-size="26pt" fo:font-weight="bold" style:font-size-asian="26pt" style:font-size-complex="26pt"/>
    </style:style>
    <style:style style:name="T47" style:family="text">
      <style:text-properties fo:color="#94006b" fo:font-size="26pt" fo:font-weight="bold" style:font-size-asian="26pt" style:font-size-complex="26pt"/>
    </style:style>
    <style:style style:name="T48" style:family="text">
      <style:text-properties fo:color="#0000ff" fo:font-size="28pt" fo:font-weight="bold" style:font-size-asian="28pt" style:font-size-complex="28pt"/>
    </style:style>
    <style:style style:name="T49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50" style:family="text">
      <style:text-properties fo:color="#0000ff" fo:font-size="26pt" fo:font-weight="bold" style:font-size-asian="26pt" style:font-size-complex="26pt"/>
    </style:style>
    <style:style style:name="T51" style:family="text">
      <style:text-properties fo:font-size="26pt" fo:font-weight="bold" style:font-size-asian="26pt" style:font-size-complex="26pt"/>
    </style:style>
    <style:style style:name="T52" style:family="text">
      <style:text-properties fo:color="#000000" fo:font-size="26pt" fo:font-weight="bold" style:font-size-asian="26pt" style:font-size-complex="26pt"/>
    </style:style>
    <style:style style:name="T53" style:family="text">
      <style:text-properties fo:color="#ff0000" fo:font-size="48pt" style:font-size-asian="48pt" style:font-size-complex="48pt"/>
    </style:style>
    <style:style style:name="T54" style:family="text">
      <style:text-properties fo:color="#0000ff" fo:font-size="48pt" style:font-size-asian="48pt" style:font-size-complex="48pt"/>
    </style:style>
    <style:style style:name="T55" style:family="text">
      <style:text-properties fo:color="#ff0000" fo:font-size="44pt" style:font-size-asian="44pt" style:font-size-complex="44pt"/>
    </style:style>
    <style:style style:name="T56" style:family="text">
      <style:text-properties fo:color="#0000ff" fo:font-size="44pt" style:font-size-asian="44pt" style:font-size-complex="44pt"/>
    </style:style>
    <style:style style:name="T57" style:family="text">
      <style:text-properties fo:font-size="26pt" style:font-size-asian="26pt" style:font-size-complex="26pt"/>
    </style:style>
    <style:style style:name="T58" style:family="text">
      <style:text-properties fo:color="#0000ff" fo:font-size="24pt" fo:font-weight="bold" style:font-size-asian="24pt" style:font-size-complex="24pt"/>
    </style:style>
    <style:style style:name="T59" style:family="text">
      <style:text-properties fo:font-size="24pt" fo:font-weight="bold" style:font-size-asian="24pt" style:font-size-complex="24pt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size="96pt" style:font-size-asian="96pt" style:font-size-complex="9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1.778cm" presentation:class="title" presentation:user-transformed="true">
          <draw:text-box>
            <text:p>Programación a Partir de<text:line-break/>Diagramas de Flujo</text:p>
          </draw:text-box>
        </draw:frame>
        <draw:frame presentation:style-name="pr2" draw:layer="layout" svg:width="25.199cm" svg:height="7.186cm" svg:x="1.524cm" svg:y="7.8cm" presentation:class="outline" presentation:user-transformed="true">
          <draw:text-box>
            <text:list text:style-name="L2">
              <text:list-item>
                <text:p>Problema.</text:p>
              </text:list-item>
              <text:list-item>
                <text:p>Análisis de Entradas y Salidas.</text:p>
              </text:list-item>
              <text:list-item>
                <text:p>¿Qué Hace? (Caja Negra).</text:p>
              </text:list-item>
              <text:list-item>
                <text:p>¿Cómo Lo Hace?</text:p>
              </text:list-item>
            </text:list>
          </draw:text-box>
        </draw:frame>
        <draw:frame draw:style-name="gr1" draw:text-style-name="P1" draw:layer="layout" svg:width="6.573cm" svg:height="0.962cm" svg:x="18.034cm" svg:y="18.407cm">
          <draw:text-box>
            <text:p><text:span text:style-name="T1">Grupo Pingüino T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iagrama De Flujo</text:p>
          </draw:text-box>
        </draw:frame>
        <draw:frame presentation:style-name="pr2" draw:layer="layout" svg:width="25.199cm" svg:height="12.178cm" svg:x="1.4cm" svg:y="4.914cm" presentation:class="outline">
          <draw:text-box>
            <text:list text:style-name="L2">
              <text:list-item>
                <text:p>Un <text:span text:style-name="T2">diagrama de Flujo</text:span> es la <text:span text:style-name="T2">representación </text:span></text:p>
                <text:p><text:span text:style-name="T2">gráfica</text:span> de un algoritmo.</text:p>
                <text:p/>
              </text:list-item>
              <text:list-item>
                <text:p>Un <text:span text:style-name="T3">algoritmo</text:span> es la estructura o procedimiento</text:p>
                <text:p>ordenado para resolver un problema de forma</text:p>
                <text:p>general.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4">PROBLEMA</text:span></text:p>
          </draw:text-box>
        </draw:frame>
        <draw:frame presentation:style-name="pr4" draw:text-style-name="P5" draw:layer="layout" svg:width="25.199cm" svg:height="12.178cm" svg:x="1.4cm" svg:y="4.914cm" presentation:class="subtitle">
          <draw:text-box>
            <text:p text:style-name="P4"><text:span text:style-name="T5">Se necesita un programa que al ingresar</text:span></text:p>
            <text:p text:style-name="P4"><text:span text:style-name="T5">un número por teclado muestre por pantalla si el dato ingresado es un número par o por el contrario no es par (es un número impar)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7.366cm" svg:height="1.778cm" svg:x="3.302cm" svg:y="6.35cm">
          <text:p text:style-name="P8"><text:span text:style-name="T11">Entrad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7.366cm" svg:height="1.778cm" svg:x="6.604cm" svg:y="14.732cm">
          <text:p text:style-name="P8"><text:span text:style-name="T13">Salida</text:span></text:p>
          <draw:enhanced-geometry svg:viewBox="0 0 21600 21600" draw:text-areas="800 800 20800 20800" draw:type="round-rectangular-callout" draw:modifiers="30067.5987511877 24174.0303541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dentificar <text:span text:style-name="T6">Entradas</text:span> y <text:span text:style-name="T4">Salidas</text:span><text:span text:style-name="T4"><text:line-break/></text:span><text:span text:style-name="T7">del Programa.</text:span></text:p>
          </draw:text-box>
        </draw:frame>
        <draw:frame presentation:style-name="pr4" draw:text-style-name="P2" draw:layer="layout" svg:width="25.199cm" svg:height="12.178cm" svg:x="1.4cm" svg:y="4.914cm" presentation:class="subtitle">
          <draw:text-box>
            <text:p>Se necesita un programa que al <text:span text:style-name="T8">ingresar</text:span></text:p>
            <text:p><text:span text:style-name="T9">un</text:span> <text:span text:style-name="T9">número</text:span> por <text:span text:style-name="T8">teclado</text:span> <text:span text:style-name="T8">muestre por pantalla</text:span> si el dato ingresado <text:span text:style-name="T10">es un número par</text:span> o por el contrario <text:span text:style-name="T10">no es par</text:span> (<text:span text:style-name="T10">es un número impar</text:span>).</text:p>
          </draw:text-box>
        </draw:frame>
        <draw:custom-shape draw:style-name="gr3" draw:text-style-name="P7" draw:layer="layout" svg:width="5.842cm" svg:height="2.032cm" svg:x="1.643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1.176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draw:layer="layout" svg:width="9.398cm" svg:height="1.524cm" svg:x="13.97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9" draw:layer="layout" svg:width="7.366cm" svg:height="1.778cm" svg:x="3.302cm" svg:y="6.35cm">
          <text:p text:style-name="P8"><text:span text:style-name="T11">Entrada</text:span></text:p>
          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6" draw:text-style-name="P10" draw:layer="layout" svg:x1="18.034cm" svg:y1="15.748cm" svg:x2="15.748cm" svg:y2="11.938cm">
          <text:p/>
        </draw:line>
        <draw:line draw:style-name="gr6" draw:text-style-name="P10" draw:layer="layout" svg:x1="18.542cm" svg:y1="15.748cm" svg:x2="19.05cm" svg:y2="13.208cm">
          <text:p/>
        </draw:line>
        <draw:custom-shape draw:style-name="gr7" draw:text-style-name="P8" draw:layer="layout" svg:width="6.604cm" svg:height="2.974cm" svg:x="14.986cm" svg:y="15.822cm">
          <text:p text:style-name="P8"><text:span text:style-name="T12">TEXTO</text:span></text:p>
          <draw:enhanced-geometry svg:viewBox="0 0 21600 21600" draw:type="rectangle" draw:enhanced-path="M 0 0 L 21600 0 21600 21600 0 21600 0 0 Z N"/>
        </draw:custom-shape>
        <draw:custom-shape draw:style-name="gr4" draw:text-style-name="P11" draw:layer="layout" svg:width="7.366cm" svg:height="1.778cm" svg:x="6.604cm" svg:y="14.732cm">
          <text:p text:style-name="P8"><text:span text:style-name="T13">Salida</text:span></text:p>
          <draw:enhanced-geometry svg:viewBox="0 0 21600 21600" draw:text-areas="800 800 20800 20800" draw:type="round-rectangular-callout" draw:modifiers="30067.5987511877 24174.03035413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8" draw:text-style-name="P8" draw:layer="layout" svg:width="7.874cm" svg:height="5.842cm" svg:x="9.398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5.588cm" svg:height="2.794cm" svg:x="3.81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11.684cm" svg:y="13.208cm">
          <text:p text:style-name="P8"><text:span text:style-name="T21">Entradas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7.366cm" svg:y="12.7cm">
          <text:p text:style-name="P8"><text:span text:style-name="T21">númer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line draw:style-name="gr6" draw:text-style-name="P10" draw:layer="layout" svg:x1="6.604cm" svg:y1="9.398cm" svg:x2="9.325cm" svg:y2="13.146cm">
          <text:p/>
        </draw:line>
        <draw:custom-shape draw:style-name="gr12" draw:text-style-name="P15" draw:layer="layout" svg:width="10.414cm" svg:height="1.524cm" svg:x="2.286cm" svg:y="8.128cm">
          <text:p><text:span text:style-name="T21">Teclado: 1, 2, 3 ,4, 11, 100, 234,...</text:span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3.048cm" svg:height="1.016cm" svg:x="20.32cm" svg:y="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4" draw:text-style-name="P8" draw:layer="layout" svg:width="7.366cm" svg:height="5.842cm" svg:x="9.906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64cm" svg:height="2.794cm" svg:x="5.842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0.922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8" draw:layer="layout" svg:width="4.06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7" draw:text-style-name="P8" draw:layer="layout" svg:width="6.35cm" svg:height="1.016cm" svg:x="15.968cm" svg:y="10.95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2.192cm" svg:y1="13.208cm" svg:x2="15.968cm" svg:y2="11.43cm">
          <text:p/>
        </draw:line>
        <draw:custom-shape draw:style-name="gr18" draw:text-style-name="P8" draw:layer="layout" svg:width="8.89cm" svg:height="5.842cm" svg:x="14.986cm" svg:y="9.534cm">
          <text:p text:style-name="P8">PANTALLA</text:p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6.858cm" svg:height="1.27cm" svg:x="18.034cm" svg:y="2.7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0" draw:text-style-name="P15" draw:layer="layout" svg:width="5.588cm" svg:height="2.794cm" svg:x="2.794cm" svg:y="12.446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5" draw:layer="layout" svg:width="4.318cm" svg:height="3.81cm" svg:x="8.382cm" svg:y="11.684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0" draw:text-style-name="P8" draw:layer="layout" svg:width="7.112cm" svg:height="1.016cm" svg:x="16.002cm" svg:y="13.97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2.192cm" svg:y1="13.716cm" svg:x2="16.002cm" svg:y2="14.478cm">
          <text:p/>
        </draw:line>
        <draw:custom-shape draw:style-name="gr18" draw:text-style-name="P8" draw:layer="layout" svg:width="8.89cm" svg:height="5.842cm" svg:x="14.986cm" svg:y="9.398cm">
          <text:p text:style-name="P8">PANTALLA</text:p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7.874cm" svg:height="1.358cm" svg:x="9.906cm" svg:y="3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14" draw:text-style-name="P8" draw:layer="layout" svg:width="7.366cm" svg:height="5.842cm" svg:x="9.906cm" svg:y="10.16cm">
          <text:p text:style-name="P8"><text:span text:style-name="T20">Programa</text:span>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4.064cm" svg:height="2.794cm" svg:x="5.842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6" draw:text-style-name="P8" draw:layer="layout" svg:width="4.06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1.33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3.368cm" svg:y1="11.176cm" svg:x2="23.368cm" svg:y2="9.652cm">
          <text:p/>
        </draw:line>
        <draw:line draw:style-name="gr6" draw:text-style-name="P10" draw:layer="layout" svg:x1="23.368cm" svg:y1="13.97cm" svg:x2="23.368cm" svg:y2="16.002cm">
          <text:p/>
        </draw:line>
        <draw:frame draw:style-name="gr24" draw:text-style-name="P16" draw:layer="layout" svg:width="1.755cm" svg:height="0.962cm" svg:x="22.606cm" svg:y="8.84cm">
          <draw:text-box>
            <text:p>PAR</text:p>
          </draw:text-box>
        </draw:frame>
        <draw:frame draw:style-name="gr25" draw:text-style-name="P16" draw:layer="layout" svg:width="2.454cm" svg:height="0.962cm" svg:x="22.352cm" svg:y="16.256cm">
          <draw:text-box>
            <text:p>IMPAR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8" draw:text-style-name="P8" draw:layer="layout" svg:width="7.874cm" svg:height="5.842cm" svg:x="9.398cm" svg:y="10.16cm">
          <text:p text:style-name="P8"><text:span text:style-name="T22">?</text:span>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5.334cm" svg:height="2.54cm" svg:x="17.272cm" svg:y="11.684cm">
          <text:p text:style-name="P8">Sali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5.588cm" svg:height="2.794cm" svg:x="3.81cm" svg:y="11.43cm">
          <text:p text:style-name="P8">Entrada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26" draw:text-style-name="P15" draw:layer="layout" svg:width="5.322cm" svg:height="2.794cm" svg:x="5.08cm" svg:y="12.447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5" draw:layer="layout" svg:width="4.112cm" svg:height="3.81cm" svg:x="10.402cm" svg:y="11.685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8" draw:text-style-name="P8" draw:layer="layout" svg:width="6.773cm" svg:height="1.016cm" svg:x="17.659cm" svg:y="13.971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4.03cm" svg:y1="13.717cm" svg:x2="17.659cm" svg:y2="14.479cm">
          <text:p/>
        </draw:line>
        <draw:custom-shape draw:style-name="gr29" draw:text-style-name="P8" draw:layer="layout" svg:width="8.467cm" svg:height="5.842cm" svg:x="16.933cm" svg:y="9.652cm">
          <text:p text:style-name="P8">PANTALLA</text:p>
          <text:p text:style-name="P8"/>
          <text:p text:style-name="P8"/>
          <text:p text:style-name="P8"><text:span text:style-name="T23">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draw:layer="layout" svg:width="6.047cm" svg:height="1.016cm" svg:x="17.627cm" svg:y="10.95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4.03cm" svg:y1="13.462cm" svg:x2="17.626cm" svg:y2="11.43cm">
          <text:p/>
        </draw:line>
        <draw:frame draw:style-name="gr31" draw:text-style-name="P1" draw:layer="layout" svg:width="4.939cm" svg:height="8.366cm" svg:x="0.762cm" svg:y="9.652cm">
          <draw:text-box>
            <text:p><text:span text:style-name="T24">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2" draw:text-style-name="P15" draw:layer="layout" svg:width="4.79cm" svg:height="2.551cm" svg:x="8.382cm" svg:y="12.712cm">
          <text:p text:style-name="P8"><text:span text:style-name="T21">Salida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3" draw:text-style-name="P15" draw:layer="layout" svg:width="3.701cm" svg:height="3.479cm" svg:x="13.172cm" svg:y="12.016cm">
          <text:p text:style-name="P8"><text:span text:style-name="T15">text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34" draw:text-style-name="P8" draw:layer="layout" svg:width="6.096cm" svg:height="0.928cm" svg:x="19.703cm" svg:y="14.103cm">
          <text:p text:style-name="P8">El número es impar</text:p>
          <draw:enhanced-geometry svg:viewBox="0 0 21600 21600" draw:type="rectangle" draw:enhanced-path="M 0 0 L 21600 0 21600 21600 0 21600 0 0 Z N"/>
        </draw:custom-shape>
        <draw:line draw:style-name="gr6" draw:text-style-name="P10" draw:layer="layout" svg:x1="16.437cm" svg:y1="13.872cm" svg:x2="19.703cm" svg:y2="14.568cm">
          <text:p/>
        </draw:line>
        <draw:custom-shape draw:style-name="gr35" draw:text-style-name="P8" draw:layer="layout" svg:width="7.62cm" svg:height="5.334cm" svg:x="19.05cm" svg:y="10.16cm">
          <text:p text:style-name="P8">PANTALLA</text:p>
          <text:p text:style-name="P8"/>
          <text:p text:style-name="P8"/>
          <text:p text:style-name="P8"><text:span text:style-name="T23">o</text:span></text:p>
          <draw:enhanced-geometry svg:viewBox="0 0 21600 21600" draw:type="rectangle" draw:enhanced-path="M 0 0 L 21600 0 21600 21600 0 21600 0 0 Z N"/>
        </draw:custom-shape>
        <draw:custom-shape draw:style-name="gr36" draw:text-style-name="P8" draw:layer="layout" svg:width="5.443cm" svg:height="0.927cm" svg:x="19.674cm" svg:y="11.35cm">
          <text:p text:style-name="P8">El número es par</text:p>
          <draw:enhanced-geometry svg:viewBox="0 0 21600 21600" draw:type="rectangle" draw:enhanced-path="M 0 0 L 21600 0 21600 21600 0 21600 0 0 Z N"/>
        </draw:custom-shape>
        <draw:line draw:style-name="gr6" draw:text-style-name="P17" draw:layer="layout" svg:x1="16.437cm" svg:y1="13.638cm" svg:x2="19.674cm" svg:y2="11.783cm">
          <text:p/>
        </draw:line>
        <draw:frame draw:style-name="gr37" draw:text-style-name="P1" draw:layer="layout" svg:width="5.842cm" svg:height="2.765cm" svg:x="2.54cm" svg:y="13.262cm">
          <draw:text-box>
            <text:p><text:span text:style-name="T25">Decis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2" draw:text-style-name="P1" draw:layer="layout" svg:width="5.393cm" svg:height="1.464cm" svg:x="11.206cm" svg:y="11.588cm">
          <draw:text-box>
            <text:p><text:span text:style-name="T27">condició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2" draw:text-style-name="P19" draw:layer="layout" svg:width="5.393cm" svg:height="1.464cm" svg:x="11.43cm" svg:y="11.43cm">
          <draw:text-box>
            <text:p><text:span text:style-name="T27">condición</text:span></text:p>
          </draw:text-box>
        </draw:fram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5.08cm" svg:y="11.68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38" draw:text-style-name="P1" draw:layer="layout" svg:width="6.843cm" svg:height="3.401cm" svg:x="10.683cm" svg:y="15.447cm">
          <draw:text-box>
            <text:p><text:span text:style-name="T26">Decisión</text:span></text:p>
          </draw:text-box>
        </draw:frame>
        <draw:custom-shape draw:style-name="gr39" draw:text-style-name="P18" draw:layer="layout" svg:width="5.588cm" svg:height="5.647cm" svg:x="11.011cm" svg:y="9.39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6cm" svg:y1="12.387cm" svg:x2="19.558cm" svg:y2="12.387cm">
          <text:p/>
        </draw:line>
        <draw:line draw:style-name="gr6" draw:text-style-name="P17" draw:layer="layout" svg:x1="11.012cm" svg:y1="12.387cm" svg:x2="8.382cm" svg:y2="12.387cm">
          <text:p/>
        </draw:line>
        <draw:frame draw:style-name="gr40" draw:text-style-name="P1" draw:layer="layout" svg:width="1.427cm" svg:height="1.258cm" svg:x="17.257cm" svg:y="11.05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9.04cm" svg:y="11.05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2.387cm" svg:y="10.32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0.066cm" svg:y="11.68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5.08cm" svg:y="11.68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5" draw:text-style-name="P1" draw:layer="layout" svg:width="17.291cm" svg:height="4.517cm" svg:x="5.569cm" svg:y="10.16cm">
          <draw:text-box>
            <text:p><text:span text:style-name="T29">Afirmación:</text:span></text:p>
            <text:p><text:span text:style-name="T29"><text:tab/></text:span><text:span text:style-name="T29">Un número que es par es </text:span></text:p>
            <text:p><text:span text:style-name="T29"><text:tab/></text:span><text:span text:style-name="T29">divisible por do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20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20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draw:custom-shape draw:style-name="gr49" draw:text-style-name="P18" draw:layer="layout" svg:width="1.524cm" svg:height="1.524cm" svg:x="3.556cm" svg:y="15.4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18" draw:layer="layout" svg:width="1.524cm" svg:height="1.524cm" svg:x="18.542cm" svg:y="16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134cm" svg:height="1.276cm" svg:x="5.08cm" svg:y="18.342cm">
          <draw:text-box>
            <text:p><text:span text:style-name="T37">Residuo</text:span></text:p>
          </draw:text-box>
        </draw:frame>
        <draw:frame draw:style-name="gr50" draw:text-style-name="P21" draw:layer="layout" svg:width="4.134cm" svg:height="1.276cm" svg:x="16.002cm" svg:y="18.536cm">
          <draw:text-box>
            <text:p><text:span text:style-name="T37">Residuo</text:span></text:p>
          </draw:text-box>
        </draw:frame>
        <draw:line draw:style-name="gr6" draw:text-style-name="P17" draw:layer="layout" svg:x1="5.588cm" svg:y1="18.342cm" svg:x2="4.826cm" svg:y2="17.018cm">
          <text:p/>
        </draw:line>
        <draw:line draw:style-name="gr6" draw:text-style-name="P17" draw:layer="layout" svg:x1="17.526cm" svg:y1="18.536cm" svg:x2="18.542cm" svg:y2="17.272cm">
          <text:p/>
        </draw:line>
        <draw:custom-shape draw:style-name="gr51" draw:text-style-name="P18" draw:layer="layout" svg:width="4.064cm" svg:height="1.456cm" svg:x="5.588cm" svg:y="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18" draw:layer="layout" svg:width="3.81cm" svg:height="1.524cm" svg:x="20.828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46" draw:text-style-name="P1" draw:layer="layout" svg:width="7.62cm" svg:height="7.991cm" svg:x="2.286cm" svg:y="9.212cm">
          <draw:text-box>
            <text:p><text:span text:style-name="T25">19: Es impar</text:span></text:p>
            <text:p><text:span text:style-name="T25"/></text:p>
            <text:p><text:span text:style-name="T30"><text:s/></text:span><text:span text:style-name="T30">19 |</text:span><text:span text:style-name="T31">2 <text:s text:c="2"/></text:span></text:p>
            <text:p><text:span text:style-name="T31">-18</text:span><text:span text:style-name="T32"> <text:s text:c="3"/>9</text:span></text:p>
            <text:p><text:span text:style-name="T32"><text:s text:c="3"/></text:span><text:span text:style-name="T32">1</text:span></text:p>
          </draw:text-box>
        </draw:frame>
        <draw:frame draw:style-name="gr47" draw:text-style-name="P1" draw:layer="layout" svg:width="7.62cm" svg:height="12.729cm" svg:x="10.414cm" svg:y="9.212cm">
          <draw:text-box>
            <text:p><text:span text:style-name="T25">24: Es par</text:span></text:p>
            <text:p><text:span text:style-name="T25"/></text:p>
            <text:p><text:span text:style-name="T25"><text:s/></text:span><text:span text:style-name="T30">24 |</text:span><text:span text:style-name="T31">2 <text:s text:c="2"/></text:span></text:p>
            <text:p><text:span text:style-name="T31">-2</text:span><text:span text:style-name="T32"> <text:s text:c="3"/>12</text:span></text:p>
            <text:p><text:span text:style-name="T32"><text:s/></text:span><text:span text:style-name="T32">04</text:span></text:p>
            <text:p><text:span text:style-name="T32"><text:s/></text:span><text:span text:style-name="T31"><text:s/></text:span><text:span text:style-name="T31">-4</text:span></text:p>
            <text:p><text:span text:style-name="T32"><text:s text:c="3"/></text:span><text:span text:style-name="T32">0 <text:s text:c="3"/></text:span></text:p>
            <text:p><text:span text:style-name="T33"/></text:p>
          </draw:text-box>
        </draw:frame>
        <draw:frame draw:style-name="gr48" draw:text-style-name="P1" draw:layer="layout" svg:width="8.382cm" svg:height="8.459cm" svg:x="17.272cm" svg:y="9.398cm">
          <draw:text-box>
            <text:p><text:span text:style-name="T25">13: Es impar</text:span></text:p>
            <text:p><text:span text:style-name="T25"/></text:p>
            <text:p><text:span text:style-name="T34"><text:s/></text:span><text:span text:style-name="T34">13 <text:s/>|</text:span><text:span text:style-name="T35">2 <text:s text:c="2"/></text:span></text:p>
            <text:p><text:span text:style-name="T35">-12</text:span><text:span text:style-name="T36"> <text:s text:c="2"/>6</text:span></text:p>
            <text:p><text:span text:style-name="T36"><text:s text:c="3"/></text:span><text:span text:style-name="T36">1</text:span></text:p>
          </draw:text-box>
        </draw:frame>
        <draw:custom-shape draw:style-name="gr49" draw:text-style-name="P18" draw:layer="layout" svg:width="1.524cm" svg:height="1.524cm" svg:x="11.684cm" svg:y="18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0" draw:text-style-name="P21" draw:layer="layout" svg:width="4.134cm" svg:height="1.276cm" svg:x="5.08cm" svg:y="18.342cm">
          <draw:text-box>
            <text:p><text:span text:style-name="T37">Residuo</text:span></text:p>
          </draw:text-box>
        </draw:frame>
        <draw:line draw:style-name="gr6" draw:text-style-name="P17" draw:layer="layout" svg:x1="9.214cm" svg:y1="19.05cm" svg:x2="11.684cm" svg:y2="19.558cm">
          <text:p/>
        </draw:line>
        <draw:custom-shape draw:style-name="gr53" draw:text-style-name="P18" draw:layer="layout" svg:width="2.54cm" svg:height="1.71cm" svg:x="13.97cm" svg:y="9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2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54" draw:text-style-name="P1" draw:layer="layout" svg:width="14.224cm" svg:height="9.652cm" svg:x="2.032cm" svg:y="9.398cm">
          <draw:text-box>
            <text:list text:style-name="L1">
              <text:list-item>
                <text:p><text:span text:style-name="T38">Cociente:</text:span></text:p>
                <text:list>
                  <text:list-header>
                    <text:p><text:span text:style-name="T39">dividendo</text:span><text:span text:style-name="T25"> / </text:span><text:span text:style-name="T40">divisor</text:span></text:p>
                  </text:list-header>
                </text:list>
                <text:p><text:span text:style-name="T1"/></text:p>
              </text:list-item>
              <text:list-item>
                <text:p><text:span text:style-name="T41">Residuo:</text:span></text:p>
                <text:list>
                  <text:list-header>
                    <text:p><text:span text:style-name="T39">dividendo</text:span><text:span text:style-name="T25"> % </text:span><text:span text:style-name="T40">divisor</text:span></text:p>
                    <text:p><text:span text:style-name="T39">dividendo</text:span><text:span text:style-name="T25"> MOD </text:span><text:span text:style-name="T40">divisor</text:span></text:p>
                  </text:list-header>
                </text:list>
              </text:list-item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54" draw:text-style-name="P1" draw:layer="layout" svg:width="14.224cm" svg:height="9.652cm" svg:x="2.032cm" svg:y="9.398cm">
          <draw:text-box>
            <text:list text:style-name="L1">
              <text:list-item>
                <text:p><text:span text:style-name="T38">Cociente:</text:span></text:p>
                <text:list>
                  <text:list-header>
                    <text:p><text:span text:style-name="T39">dividendo</text:span><text:span text:style-name="T25"> / </text:span><text:span text:style-name="T40">divisor</text:span></text:p>
                  </text:list-header>
                </text:list>
                <text:p><text:span text:style-name="T1"/></text:p>
              </text:list-item>
              <text:list-item>
                <text:p><text:span text:style-name="T41">Residuo:</text:span></text:p>
                <text:list>
                  <text:list-header>
                    <text:p><text:span text:style-name="T39">dividendo</text:span><text:span text:style-name="T25"> % </text:span><text:span text:style-name="T40">divisor</text:span></text:p>
                    <text:p><text:span text:style-name="T39">dividendo</text:span><text:span text:style-name="T25"> MOD </text:span><text:span text:style-name="T40">divisor</text:span></text:p>
                  </text:list-header>
                </text:list>
              </text:list-item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1" draw:text-style-name="P18" draw:layer="layout" svg:width="15.748cm" svg:height="5.334cm" svg:x="1.27cm" svg:y="13.1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3.968cm" svg:height="10.476cm" svg:x="3.81cm" svg:y="2.123cm" draw:page-number="3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4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3" draw:text-style-name="P20" draw:layer="layout" svg:width="14.224cm" svg:height="1.524cm" svg:x="2.032cm" svg:y="9.398cm">
          <draw:text-box>
            <text:list text:style-name="L1">
              <text:list-header>
                <text:p><text:span text:style-name="T39">dividendo</text:span><text:span text:style-name="T25"> MOD </text:span><text:span text:style-name="T40">divisor</text:span></text:p>
              </text:list-header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20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5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6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7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8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9" draw:layer="layout" svg:width="5.387cm" svg:height="12.431cm" draw:transform="rotate (1.57428698529889) translate (2.809cm 16.299cm)">
          <text:p text:style-name="P8"><text:span text:style-name="T49">Resultado</text:span></text:p>
          <draw:enhanced-geometry svg:viewBox="0 0 21600 21600" draw:glue-points="21600 0 0 10800 21600 21600" draw:text-areas="13800 ?f9 21600 ?f10" draw:type="left-brace" draw:modifiers="1857.2806171649 10980.5207328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3" draw:text-style-name="P1" draw:layer="layout" svg:width="14.224cm" svg:height="1.524cm" svg:x="2.032cm" svg:y="9.398cm">
          <draw:text-box>
            <text:list text:style-name="L1">
              <text:list-header>
                <text:p><text:span text:style-name="T39">dividendo</text:span><text:span text:style-name="T25"> MOD </text:span><text:span text:style-name="T40">divisor</text:span></text:p>
              </text:list-header>
            </text:list>
          </draw:text-box>
        </draw:frame>
        <draw:frame draw:style-name="gr55" draw:text-style-name="P1" draw:layer="layout" svg:width="0.502cm" svg:height="1.187cm" svg:x="19.05cm" svg:y="10.668cm">
          <draw:text-box>
            <text:p/>
          </draw:text-box>
        </draw:frame>
        <draw:frame draw:style-name="gr56" draw:text-style-name="P1" draw:layer="layout" svg:width="6.858cm" svg:height="5.927cm" svg:x="17.78cm" svg:y="11.599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57" draw:text-style-name="P22" draw:layer="layout" svg:width="4.951cm" svg:height="1.276cm" svg:x="16.51cm" svg:y="9.144cm">
          <draw:text-box>
            <text:p><text:span text:style-name="T46">Dividendo</text:span></text:p>
          </draw:text-box>
        </draw:frame>
        <draw:frame draw:style-name="gr58" draw:text-style-name="P21" draw:layer="layout" svg:width="3.618cm" svg:height="1.276cm" svg:x="22.098cm" svg:y="10.16cm">
          <draw:text-box>
            <text:p><text:span text:style-name="T37">Divisor</text:span></text:p>
          </draw:text-box>
        </draw:frame>
        <draw:frame draw:style-name="gr59" draw:text-style-name="P23" draw:layer="layout" svg:width="4.388cm" svg:height="1.276cm" svg:x="22.86cm" svg:y="17.272cm">
          <draw:text-box>
            <text:p><text:span text:style-name="T47">Cociente</text:span></text:p>
          </draw:text-box>
        </draw:frame>
        <draw:frame draw:style-name="gr60" draw:text-style-name="P24" draw:layer="layout" svg:width="4.392cm" svg:height="1.352cm" svg:x="16.256cm" svg:y="18.46cm">
          <draw:text-box>
            <text:p><text:span text:style-name="T48">Residuo</text:span></text:p>
          </draw:text-box>
        </draw:frame>
        <draw:line draw:style-name="gr6" draw:text-style-name="P17" draw:layer="layout" svg:x1="18.542cm" svg:y1="18.288cm" svg:x2="19.558cm" svg:y2="17.018cm">
          <text:p/>
        </draw:line>
        <draw:line draw:style-name="gr6" draw:text-style-name="P17" draw:layer="layout" svg:x1="24.13cm" svg:y1="17.018cm" svg:x2="22.606cm" svg:y2="15.494cm">
          <text:p/>
        </draw:line>
        <draw:line draw:style-name="gr6" draw:text-style-name="P17" draw:layer="layout" svg:x1="23.622cm" svg:y1="11.599cm" svg:x2="22.86cm" svg:y2="12.446cm">
          <text:p/>
        </draw:line>
        <draw:line draw:style-name="gr6" draw:text-style-name="P17" draw:layer="layout" svg:x1="17.78cm" svg:y1="10.42cm" svg:x2="18.796cm" svg:y2="11.938cm">
          <text:p/>
        </draw:line>
        <draw:custom-shape draw:style-name="gr62" draw:text-style-name="P18" draw:layer="layout" svg:width="1.524cm" svg:height="1.778cm" svg:x="19.05cm" svg:y="15.7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30" draw:layer="layout" svg:width="4.318cm" svg:height="3.81cm" svg:x="6.858cm" svg:y="16.00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64" draw:text-style-name="P31" draw:layer="layout" svg:width="5.387cm" svg:height="12.431cm" draw:transform="rotate (1.57428698529889) translate (2.809cm 16.299cm)">
          <text:p text:style-name="P8"><text:span text:style-name="T49">Resultado</text:span></text:p>
          <draw:enhanced-geometry svg:viewBox="0 0 21600 21600" draw:glue-points="21600 0 0 10800 21600 21600" draw:text-areas="13800 ?f9 21600 ?f10" draw:type="left-brace" draw:modifiers="1857.2806171649 10980.5207328833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5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 = </text:span><text:span text:style-name="T46">dividendo</text:span><text:span text:style-name="T51"> % </text:span><text:span text:style-name="T37">divisor</text:span></text:p>
                <text:p><text:span text:style-name="T40"/></text:p>
                <text:p><text:span text:style-name="T40"/></text:p>
              </text:list-item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</text:list-item>
            </text:list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72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  <text:p><text:span text:style-name="T37"/></text:p>
                <text:p><text:span text:style-name="T50">Residuo</text:span><text:span text:style-name="T37"> <text:s/></text:span><text:span text:style-name="T50">&lt;-</text:span><text:span text:style-name="T46"> 13 </text:span><text:span text:style-name="T52">MOD</text:span><text:span text:style-name="T46"> </text:span><text:span text:style-name="T37">2</text:span></text:p>
                <text:p><text:span text:style-name="T50">Residuo = </text:span><text:span text:style-name="T37">1</text:span></text:p>
              </text:list-item>
            </text:list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3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1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3" draw:text-style-name="P16" draw:layer="layout" svg:width="1.442cm" svg:height="4.746cm" svg:x="12.782cm" svg:y="14.986cm">
          <draw:text-box>
            <text:p><text:span text:style-name="T53">1</text:span></text:p>
            <text:p/>
            <text:p><text:span text:style-name="T54"/></text:p>
          </draw:text-box>
        </draw:frame>
        <draw:line draw:style-name="gr74" draw:text-style-name="P10" draw:layer="layout" svg:x1="12.782cm" svg:y1="16.256cm" svg:x2="10.668cm" svg:y2="17.526cm">
          <text:p/>
        </draw:lin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frame draw:style-name="gr66" draw:text-style-name="P1" draw:layer="layout" svg:width="0.52cm" svg:height="1.275cm" svg:x="20.414cm" svg:y="9.1cm">
          <draw:text-box>
            <text:p/>
          </draw:text-box>
        </draw:frame>
        <draw:frame draw:style-name="gr67" draw:text-style-name="P1" draw:layer="layout" svg:width="7.089cm" svg:height="8.395cm" svg:x="19.101cm" svg:y="10.005cm">
          <draw:text-box>
            <text:p><text:span text:style-name="T34"><text:s/></text:span><text:span text:style-name="T42">12</text:span><text:span text:style-name="T34"> <text:s/>|</text:span><text:span text:style-name="T43">2</text:span><text:span text:style-name="T35"> <text:s text:c="2"/></text:span></text:p>
            <text:p><text:span text:style-name="T35">-12</text:span><text:span text:style-name="T36"> <text:s text:c="2"/></text:span><text:span text:style-name="T44">6</text:span></text:p>
            <text:p><text:span text:style-name="T36"><text:s text:c="3"/></text:span><text:span text:style-name="T45">0</text:span></text:p>
          </draw:text-box>
        </draw:frame>
        <draw:frame draw:style-name="gr68" draw:text-style-name="P22" draw:layer="layout" svg:width="5.117cm" svg:height="2.471cm" svg:x="17.788cm" svg:y="7.62cm">
          <draw:text-box>
            <text:p><text:span text:style-name="T46">Dividendo</text:span></text:p>
          </draw:text-box>
        </draw:frame>
        <draw:frame draw:style-name="gr69" draw:text-style-name="P21" draw:layer="layout" svg:width="3.741cm" svg:height="2.471cm" svg:x="23.563cm" svg:y="8.606cm">
          <draw:text-box>
            <text:p><text:span text:style-name="T37">Divisor</text:span></text:p>
          </draw:text-box>
        </draw:frame>
        <draw:frame draw:style-name="gr70" draw:text-style-name="P23" draw:layer="layout" svg:width="5.279cm" svg:height="3.017cm" svg:x="22.721cm" svg:y="15.748cm">
          <draw:text-box>
            <text:p><text:span text:style-name="T47">Cociente</text:span></text:p>
          </draw:text-box>
        </draw:frame>
        <draw:frame draw:style-name="gr71" draw:text-style-name="P24" draw:layer="layout" svg:width="4.54cm" svg:height="2.634cm" svg:x="17.526cm" svg:y="16.67cm">
          <draw:text-box>
            <text:p><text:span text:style-name="T48">Residuo</text:span></text:p>
          </draw:text-box>
        </draw:frame>
        <draw:line draw:style-name="gr6" draw:text-style-name="P17" draw:layer="layout" svg:x1="19.812cm" svg:y1="17.526cm" svg:x2="20.574cm" svg:y2="16.503cm">
          <text:p/>
        </draw:line>
        <draw:line draw:style-name="gr6" draw:text-style-name="P17" draw:layer="layout" svg:x1="25.146cm" svg:y1="16.764cm" svg:x2="23.876cm" svg:y2="14.986cm">
          <text:p/>
        </draw:line>
        <draw:line draw:style-name="gr6" draw:text-style-name="P17" draw:layer="layout" svg:x1="25.14cm" svg:y1="10.414cm" svg:x2="23.876cm" svg:y2="11.43cm">
          <text:p/>
        </draw:line>
        <draw:line draw:style-name="gr6" draw:text-style-name="P17" draw:layer="layout" svg:x1="20.066cm" svg:y1="9.398cm" svg:x2="20.574cm" svg:y2="11.43cm">
          <text:p/>
        </draw:line>
        <draw:custom-shape draw:style-name="gr11" draw:text-style-name="P30" draw:layer="layout" svg:width="4.318cm" svg:height="3.81cm" svg:x="6.859cm" svg:y="15.494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3" draw:text-style-name="P16" draw:layer="layout" svg:width="1.442cm" svg:height="4.746cm" svg:x="12.782cm" svg:y="14.986cm">
          <draw:text-box>
            <text:p><text:span text:style-name="T53"/></text:p>
            <text:p/>
            <text:p><text:span text:style-name="T54">0</text:span></text:p>
          </draw:text-box>
        </draw:frame>
        <draw:line draw:style-name="gr74" draw:text-style-name="P10" draw:layer="layout" svg:x1="12.782cm" svg:y1="18.542cm" svg:x2="10.668cm" svg:y2="17.526cm">
          <text:p/>
        </draw:line>
        <draw:frame draw:style-name="gr72" draw:text-style-name="P1" draw:layer="layout" svg:width="16.256cm" svg:height="5.84cm" svg:x="0.508cm" svg:y="9.4cm">
          <draw:text-box>
            <text:list text:style-name="L1">
              <text:list-item>
                <text:p><text:span text:style-name="T50">Residuo</text:span><text:span text:style-name="T46"> </text:span><text:span text:style-name="T50">&lt;-</text:span><text:span text:style-name="T46"> dividendo</text:span><text:span text:style-name="T51"> MOD </text:span><text:span text:style-name="T37">divisor</text:span></text:p>
                <text:p><text:span text:style-name="T37"/></text:p>
                <text:p><text:span text:style-name="T50">Residuo</text:span><text:span text:style-name="T37"> <text:s/></text:span><text:span text:style-name="T50">&lt;-</text:span><text:span text:style-name="T46"> 12 </text:span><text:span text:style-name="T52">MOD</text:span><text:span text:style-name="T46"> </text:span><text:span text:style-name="T37">2</text:span></text:p>
                <text:p><text:span text:style-name="T50">Residuo = 0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5" draw:text-style-name="P16" draw:layer="layout" svg:width="1.27cm" svg:height="4.434cm" svg:x="8.382cm" svg:y="9.144cm">
          <draw:text-box>
            <text:p><text:span text:style-name="T55">1</text:span></text:p>
            <text:p/>
            <text:p><text:span text:style-name="T56">0</text:span></text:p>
          </draw:text-box>
        </draw:frame>
        <draw:line draw:style-name="gr74" draw:text-style-name="P10" draw:layer="layout" svg:x1="6.604cm" svg:y1="11.43cm" svg:x2="8.38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5" draw:text-style-name="P16" draw:layer="layout" svg:width="1.27cm" svg:height="4.434cm" svg:x="8.382cm" svg:y="9.144cm">
          <draw:text-box>
            <text:p><text:span text:style-name="T55">1</text:span></text:p>
            <text:p/>
            <text:p><text:span text:style-name="T56">0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impar</text:span></text:p>
            <text:p/>
            <text:p><text:span text:style-name="T56">0 </text:span></text:p>
          </draw:text-box>
        </draw:frame>
        <draw:line draw:style-name="gr74" draw:text-style-name="P10" draw:layer="layout" svg:x1="6.604cm" svg:y1="11.43cm" svg:x2="8.382cm" svg:y2="10.414cm">
          <text:p/>
        </draw:lin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0">
        <office:forms form:automatic-focus="false" form:apply-design-mode="false"/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39" draw:text-style-name="P18" draw:layer="layout" svg:width="5.588cm" svg:height="5.647cm" svg:x="10.503cm" svg:y="14.478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092cm" svg:y1="17.467cm" svg:x2="19.05cm" svg:y2="17.467cm">
          <text:p/>
        </draw:line>
        <draw:line draw:style-name="gr6" draw:text-style-name="P17" draw:layer="layout" svg:x1="10.504cm" svg:y1="17.467cm" svg:x2="7.874cm" svg:y2="17.467cm">
          <text:p/>
        </draw:line>
        <draw:frame draw:style-name="gr40" draw:text-style-name="P1" draw:layer="layout" svg:width="1.427cm" svg:height="1.258cm" svg:x="16.749cm" svg:y="16.139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8.532cm" svg:y="16.139cm">
          <draw:text-box>
            <text:p><text:span text:style-name="T1">No</text:span></text:p>
          </draw:text-box>
        </draw:frame>
        <draw:frame draw:style-name="gr44" draw:text-style-name="P19" draw:layer="layout" svg:width="5.393cm" svg:height="4.412cm" svg:x="11.879cm" svg:y="15.4cm">
          <draw:text-box>
            <text:p text:style-name="P8"><text:span text:style-name="T28">?</text:span></text:p>
          </draw:text-box>
        </draw:fram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19.558cm" svg:y="16.764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4.572cm" svg:y="16.764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</text:span></text:p>
            <text:p/>
            <text:p><text:span text:style-name="T56">0 par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4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Cómo lo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7" draw:text-style-name="P18" draw:layer="layout" svg:width="7.709cm" svg:height="6.917cm" svg:x="8.801cm" svg:y="13.208cm">
          <text:p><text:span text:style-name="T27">Residuo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16.51cm" svg:y1="16.51cm" svg:x2="19.468cm" svg:y2="16.51cm">
          <text:p/>
        </draw:line>
        <draw:line draw:style-name="gr6" draw:text-style-name="P17" draw:layer="layout" svg:x1="8.726cm" svg:y1="16.51cm" svg:x2="6.096cm" svg:y2="16.51cm">
          <text:p/>
        </draw:line>
        <draw:frame draw:style-name="gr40" draw:text-style-name="P1" draw:layer="layout" svg:width="1.427cm" svg:height="1.258cm" svg:x="17.623cm" svg:y="15.24cm">
          <draw:text-box>
            <text:p><text:span text:style-name="T1">Si</text:span></text:p>
          </draw:text-box>
        </draw:frame>
        <draw:frame draw:style-name="gr41" draw:text-style-name="P1" draw:layer="layout" svg:width="1.657cm" svg:height="1.258cm" svg:x="6.725cm" svg:y="15.494cm">
          <draw:text-box>
            <text:p><text:span text:style-name="T1">No</text:span></text:p>
          </draw:text-box>
        </draw:frame>
        <draw:custom-shape draw:style-name="gr43" draw:text-style-name="P18" draw:layer="layout" svg:width="3.048cm" svg:height="1.524cm" svg:x="19.558cm" svg:y="16.002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.794cm" svg:y="15.748cm">
          <text:p text:style-name="P8"><text:span text:style-name="T1">Es impar</text:span></text:p>
          <draw:enhanced-geometry svg:viewBox="0 0 21600 21600" draw:type="rectangle" draw:enhanced-path="M 0 0 L 21600 0 21600 21600 0 21600 0 0 Z N"/>
        </draw:custom-shape>
        <draw:custom-shape draw:style-name="gr11" draw:text-style-name="P30" draw:layer="layout" svg:width="4.318cm" svg:height="3.81cm" svg:x="2.54cm" svg:y="9.652cm">
          <text:p text:style-name="P8"><text:span text:style-name="T49">Residuo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76" draw:text-style-name="P16" draw:layer="layout" svg:width="5.842cm" svg:height="6.17cm" svg:x="8.382cm" svg:y="8.276cm">
          <draw:text-box>
            <text:p><text:span text:style-name="T55">1 impar</text:span></text:p>
            <text:p/>
            <text:p><text:span text:style-name="T56">0 par</text:span></text:p>
          </draw:text-box>
        </draw:frame>
        <draw:line draw:style-name="gr74" draw:text-style-name="P10" draw:layer="layout" svg:x1="6.604cm" svg:y1="11.43cm" svg:x2="8.382cm" svg:y2="12.446cm">
          <text:p/>
        </draw:lin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8" draw:text-style-name="P8" draw:layer="layout" svg:width="10.16cm" svg:height="10.922cm" svg:x="8.89cm" svg:y="8.382cm">
          <text:p text:style-name="P8"><text:span text:style-name="T11">Residuo</text:span><text:span text:style-name="T57"> &lt;- número % 2</text:span></text:p>
          <text:p text:style-name="P8"><text:span text:style-name="T57"/></text:p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3.048cm" svg:height="2.794cm" svg:x="5.842cm" svg:y="11.43cm">
          <text:p text:style-name="P8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8" draw:layer="layout" svg:width="3.302cm" svg:height="2.54cm" svg:x="19.05cm" svg:y="11.684cm">
          <text:p text:style-name="P8">Sali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2.60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4.638cm" svg:y1="11.176cm" svg:x2="24.638cm" svg:y2="9.652cm">
          <text:p/>
        </draw:line>
        <draw:line draw:style-name="gr6" draw:text-style-name="P10" draw:layer="layout" svg:x1="24.638cm" svg:y1="13.97cm" svg:x2="24.638cm" svg:y2="16.002cm">
          <text:p/>
        </draw:line>
        <draw:frame draw:style-name="gr24" draw:text-style-name="P16" draw:layer="layout" svg:width="1.755cm" svg:height="0.962cm" svg:x="23.876cm" svg:y="8.84cm">
          <draw:text-box>
            <text:p>PAR</text:p>
          </draw:text-box>
        </draw:frame>
        <draw:frame draw:style-name="gr25" draw:text-style-name="P16" draw:layer="layout" svg:width="2.454cm" svg:height="0.962cm" svg:x="23.622cm" svg:y="16.256cm">
          <draw:text-box>
            <text:p>IMPAR</text:p>
          </draw:text-box>
        </draw:frame>
        <draw:custom-shape draw:style-name="gr81" draw:text-style-name="P18" draw:layer="layout" svg:width="6.35cm" svg:height="4.572cm" svg:x="10.922cm" svg:y="9.906cm">
          <text:p><text:span text:style-name="T58">Residuo</text:span><text:span text:style-name="T59">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24.138cm" svg:y1="25.588cm" svg:x2="27.096cm" svg:y2="25.588cm">
          <text:p/>
        </draw:line>
        <draw:frame draw:style-name="gr40" draw:text-style-name="P1" draw:layer="layout" svg:width="1.427cm" svg:height="1.258cm" svg:x="24.795cm" svg:y="24.26cm">
          <draw:text-box>
            <text:p><text:span text:style-name="T1">Si</text:span></text:p>
          </draw:text-box>
        </draw:fram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08cm" svg:height="1.524cm" svg:x="13.344cm" svg:y="17.052cm">
          <text:p text:style-name="P8"><text:span text:style-name="T1">Salida = Es par</text:span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5.334cm" svg:height="1.524cm" svg:x="9.398cm" svg:y="14.986cm">
          <text:p text:style-name="P8"><text:span text:style-name="T1">Salida =Es impar</text:span></text:p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10.922cm" svg:y1="12.192cm" svg:x2="10.922cm" svg:y2="14.986cm">
          <text:p/>
        </draw:line>
        <draw:line draw:style-name="gr74" draw:text-style-name="P10" draw:layer="layout" svg:x1="17.272cm" svg:y1="12.192cm" svg:x2="17.272cm" svg:y2="17.052cm">
          <text:p/>
        </draw:line>
        <draw:frame draw:style-name="gr24" draw:text-style-name="P32" draw:layer="layout" svg:width="1.103cm" svg:height="0.962cm" svg:x="17.185cm" svg:y="14.224cm">
          <draw:text-box>
            <text:p><text:span text:style-name="T3">Si</text:span></text:p>
          </draw:text-box>
        </draw:frame>
        <draw:frame draw:style-name="gr84" draw:text-style-name="P33" draw:layer="layout" svg:width="1.349cm" svg:height="1.007cm" svg:x="9.573cm" svg:y="12.963cm">
          <draw:text-box>
            <text:p><text:span text:style-name="T60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0">
        <draw:frame presentation:style-name="pr1" draw:layer="layout" svg:width="25.199cm" svg:height="3.506cm" svg:x="1.217cm" svg:y="5.334cm" presentation:class="title" presentation:user-transformed="true">
          <draw:text-box>
            <text:p>¿Qué Hace?</text:p>
          </draw:text-box>
        </draw:frame>
        <draw:frame presentation:style-name="pr5" draw:text-style-name="P13" draw:layer="layout" svg:width="24.254cm" svg:height="3.136cm" svg:x="1.3cm" svg:y="1.778cm" presentation:class="subtitle" presentation:user-transformed="true">
          <draw:text-box>
            <text:p text:style-name="P12"><text:span text:style-name="T14">Problema</text:span><text:span text:style-name="T15">: Se necesita un programa que al </text:span><text:span text:style-name="T16">ingresar</text:span><text:span text:style-name="T17"> </text:span><text:span text:style-name="T18">un</text:span><text:span text:style-name="T15"> </text:span><text:span text:style-name="T18">número</text:span><text:span text:style-name="T15"> por </text:span><text:span text:style-name="T16">teclado</text:span><text:span text:style-name="T15"> </text:span><text:span text:style-name="T16">muestre por pantalla</text:span><text:span text:style-name="T15"> si el dato ingresado </text:span><text:span text:style-name="T19">es un número par</text:span><text:span text:style-name="T15"> o por el contrario </text:span><text:span text:style-name="T19">no es par</text:span><text:span text:style-name="T15"> (</text:span><text:span text:style-name="T19">es un número impar</text:span><text:span text:style-name="T15">).</text:span></text:p>
          </draw:text-box>
        </draw:frame>
        <draw:custom-shape draw:style-name="gr78" draw:text-style-name="P8" draw:layer="layout" svg:width="10.16cm" svg:height="10.922cm" svg:x="8.89cm" svg:y="8.382cm">
          <text:p text:style-name="P8"><text:span text:style-name="T11">Residuo</text:span><text:span text:style-name="T57"> &lt;- número % 2</text:span></text:p>
          <text:p text:style-name="P8"><text:span text:style-name="T57"/></text:p>
          <draw:enhanced-geometry svg:viewBox="0 0 21600 21600" draw:type="rectangle" draw:enhanced-path="M 0 0 L 21600 0 21600 21600 0 21600 0 0 Z N"/>
        </draw:custom-shape>
        <draw:custom-shape draw:style-name="gr79" draw:text-style-name="P8" draw:layer="layout" svg:width="3.048cm" svg:height="2.794cm" svg:x="5.842cm" svg:y="11.43cm">
          <text:p text:style-name="P8">Entra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8" draw:layer="layout" svg:width="4.318cm" svg:height="3.81cm" svg:x="1.524cm" svg:y="11.176cm">
          <text:p text:style-name="P8">númer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80" draw:text-style-name="P8" draw:layer="layout" svg:width="3.302cm" svg:height="2.54cm" svg:x="19.05cm" svg:y="11.684cm">
          <text:p text:style-name="P8">Salida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2" draw:text-style-name="P8" draw:layer="layout" svg:width="4.826cm" svg:height="4.064cm" svg:x="22.606cm" svg:y="10.668cm">
          <text:p text:style-name="P8">Texto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23" draw:text-style-name="P16" draw:layer="layout" svg:width="6.604cm" svg:height="1.016cm" svg:x="1.778cm" svg:y="8.84cm">
          <draw:text-box>
            <text:p>Teclado: 1, 1234, 67.</text:p>
          </draw:text-box>
        </draw:frame>
        <draw:line draw:style-name="gr6" draw:text-style-name="P10" draw:layer="layout" svg:x1="4.826cm" svg:y1="9.856cm" svg:x2="3.81cm" svg:y2="11.684cm">
          <text:p/>
        </draw:line>
        <draw:line draw:style-name="gr6" draw:text-style-name="P10" draw:layer="layout" svg:x1="24.638cm" svg:y1="11.176cm" svg:x2="24.638cm" svg:y2="9.652cm">
          <text:p/>
        </draw:line>
        <draw:line draw:style-name="gr6" draw:text-style-name="P10" draw:layer="layout" svg:x1="24.638cm" svg:y1="13.97cm" svg:x2="24.638cm" svg:y2="16.002cm">
          <text:p/>
        </draw:line>
        <draw:frame draw:style-name="gr24" draw:text-style-name="P16" draw:layer="layout" svg:width="1.755cm" svg:height="0.962cm" svg:x="23.876cm" svg:y="8.84cm">
          <draw:text-box>
            <text:p>PAR</text:p>
          </draw:text-box>
        </draw:frame>
        <draw:frame draw:style-name="gr25" draw:text-style-name="P16" draw:layer="layout" svg:width="2.454cm" svg:height="0.962cm" svg:x="23.622cm" svg:y="16.256cm">
          <draw:text-box>
            <text:p>IMPAR</text:p>
          </draw:text-box>
        </draw:frame>
        <draw:custom-shape draw:style-name="gr81" draw:text-style-name="P18" draw:layer="layout" svg:width="6.35cm" svg:height="4.572cm" svg:x="10.922cm" svg:y="9.906cm">
          <text:p><text:span text:style-name="T58">Residuo</text:span><text:span text:style-name="T59"> == 0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line draw:style-name="gr6" draw:text-style-name="P17" draw:layer="layout" svg:x1="24.138cm" svg:y1="25.588cm" svg:x2="27.096cm" svg:y2="25.588cm">
          <text:p/>
        </draw:line>
        <draw:frame draw:style-name="gr40" draw:text-style-name="P1" draw:layer="layout" svg:width="1.427cm" svg:height="1.258cm" svg:x="24.795cm" svg:y="24.26cm">
          <draw:text-box>
            <text:p><text:span text:style-name="T1">Si</text:span></text:p>
          </draw:text-box>
        </draw:fram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43" draw:text-style-name="P18" draw:layer="layout" svg:width="3.048cm" svg:height="1.524cm" svg:x="27.604cm" svg:y="24.885cm">
          <text:p text:style-name="P8"><text:span text:style-name="T1">Es par</text:span></text:p>
          <draw:enhanced-geometry svg:viewBox="0 0 21600 21600" draw:type="rectangle" draw:enhanced-path="M 0 0 L 21600 0 21600 21600 0 21600 0 0 Z N"/>
        </draw:custom-shape>
        <draw:custom-shape draw:style-name="gr82" draw:text-style-name="P18" draw:layer="layout" svg:width="5.08cm" svg:height="1.524cm" svg:x="13.344cm" svg:y="17.052cm">
          <text:p text:style-name="P8"><text:span text:style-name="T1">Salida = Es par</text:span></text:p>
          <draw:enhanced-geometry svg:viewBox="0 0 21600 21600" draw:type="rectangle" draw:enhanced-path="M 0 0 L 21600 0 21600 21600 0 21600 0 0 Z N"/>
        </draw:custom-shape>
        <draw:custom-shape draw:style-name="gr83" draw:text-style-name="P18" draw:layer="layout" svg:width="5.334cm" svg:height="1.524cm" svg:x="9.398cm" svg:y="14.986cm">
          <text:p text:style-name="P8"><text:span text:style-name="T1">Salida =Es impar</text:span></text:p>
          <draw:enhanced-geometry svg:viewBox="0 0 21600 21600" draw:type="rectangle" draw:enhanced-path="M 0 0 L 21600 0 21600 21600 0 21600 0 0 Z N"/>
        </draw:custom-shape>
        <draw:line draw:style-name="gr74" draw:text-style-name="P10" draw:layer="layout" svg:x1="10.922cm" svg:y1="12.192cm" svg:x2="10.922cm" svg:y2="14.986cm">
          <text:p/>
        </draw:line>
        <draw:line draw:style-name="gr74" draw:text-style-name="P10" draw:layer="layout" svg:x1="17.272cm" svg:y1="12.192cm" svg:x2="17.272cm" svg:y2="17.052cm">
          <text:p/>
        </draw:line>
        <draw:frame draw:style-name="gr24" draw:text-style-name="P32" draw:layer="layout" svg:width="1.103cm" svg:height="0.962cm" svg:x="17.185cm" svg:y="14.224cm">
          <draw:text-box>
            <text:p><text:span text:style-name="T3">Si</text:span></text:p>
          </draw:text-box>
        </draw:frame>
        <draw:frame draw:style-name="gr84" draw:text-style-name="P33" draw:layer="layout" svg:width="1.349cm" svg:height="1.007cm" svg:x="9.573cm" svg:y="12.963cm">
          <draw:text-box>
            <text:p><text:span text:style-name="T60">No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draw:frame presentation:style-name="pr6" draw:layer="layout" svg:width="25.199cm" svg:height="3.786cm" svg:x="1.471cm" svg:y="7.787cm" presentation:class="title" presentation:user-transformed="true">
          <draw:text-box>
            <text:p text:style-name="P8"><text:span text:style-name="T61">GRACIAS</text:span><text:span text:style-name="T20"> </text:span><text:span text:style-name="T61">!!!</text:span></text:p>
          </draw:text-box>
        </draw:frame>
        <draw:frame draw:style-name="gr85" draw:text-style-name="P16" draw:layer="layout" svg:width="6.098cm" svg:height="0.962cm" svg:x="16.51cm" svg:y="17.172cm">
          <draw:text-box>
            <text:p>Grupo Pingüino Tux</text:p>
          </draw:text-box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C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02cm" svg:stroke-color="#008000" draw:marker-start-width="0.356cm" draw:marker-start-center="false" draw:marker-end-width="0.356cm" draw:marker-end-center="false" draw:fill="solid" draw:fill-color="#729fcf" draw:opacity="10%" draw:textarea-horizontal-align="right" draw:textarea-vertical-align="middle" fo:padding-top="0.125cm" fo:padding-bottom="0.125cm" fo:padding-left="0.25cm" fo:padding-right="0.25cm" draw:shadow="hidden" draw:shadow-offset-x="0.203cm" draw:shadow-offset-y="0.203cm" draw:shadow-color="#808080" draw:shadow-opacity="1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6T10:24:49.763127242</meta:creation-date>
    <dc:date>2016-04-22T01:30:09.384817495</dc:date>
    <meta:editing-duration>PT5H29M28S</meta:editing-duration>
    <meta:editing-cycles>55</meta:editing-cycles>
    <meta:generator>LibreOffice/5.1.2.1.0$Linux_x86 LibreOffice_project/10m0$Build-1</meta:generator>
    <meta:document-statistic meta:object-count="523"/>
  </office:meta>
</office:document-meta>
</file>